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6" style:family="paragraph" style:parent-style-name="Text_20_body">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margin-top="0in" fo:margin-bottom="0in"/>
    </style:style>
    <style:style style:name="P9" style:family="paragraph" style:parent-style-name="Text_20_body">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style>
    <style:style style:name="P10" style:family="paragraph" style:parent-style-name="Text_20_body">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2" style:family="paragraph" style:parent-style-name="Text_20_body">
      <style:paragraph-properties fo:margin-left="0.5in" fo:margin-right="0in" fo:margin-top="0in" fo:margin-bottom="0in" fo:text-indent="0in" style:auto-text-indent="false"/>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list-style-name="L22"/>
    <style:style style:name="P17" style:family="paragraph" style:parent-style-name="Standard">
      <style:paragraph-properties fo:margin-left="0.5in" fo:margin-right="0in" fo:text-indent="0in" style:auto-text-indent="false"/>
    </style:style>
    <style:style style:name="P18" style:family="paragraph" style:parent-style-name="Text_20_body" style:list-style-name="L1"/>
    <style:style style:name="P19" style:family="paragraph" style:parent-style-name="Text_20_body">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20" style:family="paragraph" style:parent-style-name="Text_20_body" style:list-style-name="L12">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21" style:family="paragraph" style:parent-style-name="Text_20_body">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style>
    <style:style style:name="P22" style:family="paragraph" style:parent-style-name="Text_20_body" style:list-style-name="L12">
      <style:paragraph-properties fo:margin-left="0.5in" fo:margin-right="0in" fo:margin-top="0in" fo:margin-bottom="0in" style:register-true="true" fo:text-indent="0in" style:auto-text-indent="false" fo:background-color="transparent" style:shadow="none" text:number-lines="true" text:line-number="1">
        <style:background-image/>
      </style:paragraph-properties>
    </style:style>
    <style:style style:name="P23" style:family="paragraph" style:parent-style-name="Text_20_body">
      <style:paragraph-properties fo:margin-left="0.5in" fo:margin-right="0in" fo:margin-top="0in" fo:margin-bottom="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left="0.5in" fo:margin-right="0in" fo:margin-top="0in" fo:margin-bottom="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5in" fo:margin-right="0in" fo:text-indent="0in" style:auto-text-indent="false" text:number-lines="true" text:line-number="1"/>
    </style:style>
    <style:style style:name="P26"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27"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30"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5in" fo:margin-right="0in" fo:text-indent="0in" style:auto-text-indent="false"/>
    </style:style>
    <style:style style:name="P33" style:family="paragraph" style:parent-style-name="Text_20_body">
      <style:paragraph-properties fo:margin-top="0in" fo:margin-bottom="0in" style:register-true="true" fo:background-color="transparent" style:shadow="none" text:number-lines="true" text:line-number="1">
        <style:background-image/>
      </style:paragraph-properties>
    </style:style>
    <style:style style:name="P34" style:family="paragraph" style:parent-style-name="Text_20_body" style:list-style-name="L12">
      <style:paragraph-properties fo:margin-top="0in" fo:margin-bottom="0in" style:register-true="true" fo:background-color="transparent" style:shadow="none" text:number-lines="true" text:line-number="1">
        <style:background-image/>
      </style:paragraph-properties>
    </style:style>
    <style:style style:name="P35" style:family="paragraph" style:parent-style-name="Text_20_body" style:list-style-name="L18">
      <style:paragraph-properties fo:margin-top="0in" fo:margin-bottom="0in" style:register-true="true" fo:background-color="transparent" style:shadow="none" text:number-lines="true" text:line-number="1">
        <style:background-image/>
      </style:paragraph-properties>
    </style:style>
    <style:style style:name="P36" style:family="paragraph" style:parent-style-name="Text_20_body">
      <style:paragraph-properties fo:margin-top="0in" fo:margin-bottom="0in"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37" style:family="paragraph" style:parent-style-name="Text_20_body" style:list-style-name="L20">
      <style:paragraph-properties fo:margin-top="0in" fo:margin-bottom="0in" style:register-true="true" fo:background-color="transparent" style:shadow="none">
        <style:background-image/>
      </style:paragraph-properties>
    </style:style>
    <style:style style:name="P38" style:family="paragraph" style:parent-style-name="Text_20_body" style:list-style-name="L21">
      <style:paragraph-properties fo:margin-top="0in" fo:margin-bottom="0in" style:register-true="true" fo:background-color="transparent" style:shadow="none">
        <style:background-image/>
      </style:paragraph-properties>
    </style:style>
    <style:style style:name="P39" style:family="paragraph" style:parent-style-name="Text_20_body" style:list-style-name="L20">
      <style:paragraph-properties fo:margin-top="0in" fo:margin-bottom="0in"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40" style:family="paragraph" style:parent-style-name="Text_20_body" style:list-style-name="L20">
      <style:paragraph-properties fo:margin-top="0in" fo:margin-bottom="0in"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list-style-name="L20">
      <style:paragraph-properties fo:margin-top="0in" fo:margin-bottom="0in" style:register-true="true" fo:background-color="transparent" style:shadow="none">
        <style:background-image/>
      </style:paragraph-properties>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P43" style:family="paragraph" style:parent-style-name="Text_20_body" style:list-style-name="L19">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P44" style:family="paragraph" style:parent-style-name="Text_20_body">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45" style:family="paragraph" style:parent-style-name="Text_20_body">
      <style:paragraph-properties fo:margin-left="0in" fo:margin-right="0in" fo:margin-top="0in" fo:margin-bottom="0in" style:register-true="true" fo:text-indent="0in" style:auto-text-indent="false" fo:background-color="transparent" style:shadow="none">
        <style:background-image/>
      </style:paragraph-properties>
    </style:style>
    <style:style style:name="P46" style:family="paragraph" style:parent-style-name="Text_20_body" style:list-style-name="L20">
      <style:paragraph-properties fo:margin-left="0in" fo:margin-right="0in" fo:margin-top="0in" fo:margin-bottom="0in" style:register-true="true" fo:text-indent="0in" style:auto-text-indent="false" fo:background-color="transparent" style:shadow="none">
        <style:background-image/>
      </style:paragraph-properties>
    </style:style>
    <style:style style:name="P47" style:family="paragraph" style:parent-style-name="Text_20_body">
      <style:paragraph-properties fo:margin-left="0in" fo:margin-right="0in" fo:text-indent="0in" style:auto-text-indent="false" text:number-lines="true" text:line-number="1"/>
    </style:style>
    <style:style style:name="P48" style:family="paragraph" style:parent-style-name="Text_20_body">
      <style:paragraph-properties fo:margin-left="1in" fo:margin-right="0in" fo:margin-top="0in" fo:margin-bottom="0in" style:register-true="true" fo:text-indent="0in" style:auto-text-indent="false" fo:background-color="transparent" style:shadow="none">
        <style:background-image/>
      </style:paragraph-properties>
    </style:style>
    <style:style style:name="P49" style:family="paragraph" style:parent-style-name="Text_20_body">
      <style:paragraph-properties fo:margin-left="1in" fo:margin-right="0in" fo:margin-top="0in" fo:margin-bottom="0in" style:register-true="true" fo:text-indent="0in" style:auto-text-indent="false" fo:background-color="transparent" style:shadow="none">
        <style:background-image/>
      </style:paragraph-properties>
      <style:text-properties fo:font-size="12pt" style:font-size-asian="12pt" style:font-size-complex="12pt"/>
    </style:style>
    <style:style style:name="P50" style:family="paragraph" style:parent-style-name="Heading_20_1" style:master-page-name="Right_20_Page">
      <style:paragraph-properties style:page-number="auto"/>
    </style:style>
    <style:style style:name="P51" style:family="paragraph" style:parent-style-name="Heading_20_3">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P52" style:family="paragraph" style:parent-style-name="Heading_20_4">
      <style:paragraph-properties fo:margin-left="0in" fo:margin-right="0in" fo:text-indent="0in" style:auto-text-indent="false" text:number-lines="true" text:line-number="1"/>
    </style:style>
    <style:style style:name="P53" style:family="paragraph" style:parent-style-name="Heading_20_4">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P54" style:family="paragraph" style:parent-style-name="Heading_20_5">
      <style:paragraph-properties fo:margin-left="0in" fo:margin-right="0in" fo:margin-top="0in" fo:margin-bottom="0in" style:register-true="true" fo:text-indent="0in" style:auto-text-indent="false" fo:background-color="transparent" style:shadow="none" text:number-lines="true" text:line-number="1">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alphabetical-index-mark-start text:id="IMark140270599604368" text:main-entry="true"/>Enstore Installation<text:alphabetical-index-mark-end text:id="IMark140270599604368"/></text:h>
      <text:h text:style-name="Heading_20_2" text:outline-level="2">Introduction</text:h>
      <text:p text:style-name="P9">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51" text:outline-level="3">Remote access</text:h>
      <text:p text:style-name="P13">Before installing enstore you need to set up all its nodes for remote access.<text:line-break/>Remote access and product distribution is provided by the following scripts in $ENSTORE_DIR/sbin coming with enstore rpm:</text:p>
      <text:list xml:id="list11215158571" text:style-name="L1">
        <text:list-item>
          <text:p text:style-name="P18">enrsh - analog of rsh</text:p>
        </text:list-item>
        <text:list-item>
          <text:p text:style-name="P18">enrcp - analog of rcp</text:p>
        </text:list-item>
        <text:list-item>
          <text:p text:style-name="P18">enrsync - analog of rsync</text:p>
        </text:list-item>
      </text:list>
      <text:p text:style-name="P12"><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8"/>
      <text:h text:style-name="P51" text:outline-level="3">Enstore rpm</text:h>
      <text:p text:style-name="P4"/>
      <text:p text:style-name="P9">The enstore rpm and additional rpms are located here <text:a xlink:type="simple" xlink:href="ftp://ssasrv1.fnal.gov/en/">ftp://ssasrv1.fnal.gov/en/</text:a>. Currently there are rpms for SL4, SL5, and SL6. They are located in lts44, slf5x, and slf6x sub directories correspondingly.<text:line-break/>For other OS versions please check enstore download page or contact enstore mailing list. It is desirable that X-windows is installed at least on head node. This allows to run entv – application which <text:s/>dynamically shows data <text:s/>transfers. <text:line-break/>Installation of enstore always begins on enstore head node - the node where configuration server will be running. </text:p>
      <text:h text:style-name="P51" text:outline-level="3" text:is-list-header="true"><text:soft-page-break/></text:h>
      <text:h text:style-name="Heading_20_3" text:outline-level="3">Installing Enstore.</text:h>
      <text:p text:style-name="P9">If you install the new enstore instance (site) the installation must begin on enstore head node – the node, where <text:span text:style-name="T1">enstore configuration server</text:span> will run.</text:p>
      <text:p text:style-name="P9">Enstore has 2 kinds of configurations – servers and movers. Mover require less products installed (minimal installation), but may be installed as Enstore server.</text:p>
      <text:p text:style-name="P4"/>
      <text:h text:style-name="Heading_20_4" text:outline-level="4">Minimal installation (mover node)</text:h>
      <text:p text:style-name="P13">Install the following rpms:mt-st, posgresql-libs, enstore. Example:</text:p>
      <text:p text:style-name="P15">[root@enmvr026 ~]# yum -y install mt-st</text:p>
      <text:p text:style-name="P14"><text:span text:style-name="T4">[root@enmvr026 ~]# rpm -ivh </text:span><text:a xlink:type="simple" xlink:href="ftp://ssasrv1/en/slf5x/x86_64/postgresql-libs-8.4.3-1PGDG.rhel5.x86_64.rpm"><text:span text:style-name="T4">ftp://ssasrv1/en/slf5x/x86_64/postgresql-libs-8.4.3-1PGDG.rhel5.x86_64.rpm</text:span></text:a></text:p>
      <text:p text:style-name="P15">[root@enmvr026 ~]# rpm -Uvh ftp://ssasrv1/en/slf5x/x86_64/enstore-3.3.0-0.x86_64.rpm</text:p>
      <text:p text:style-name="P7"/>
      <text:h text:style-name="P52" text:outline-level="4">Complete installation (server node)</text:h>
      <text:p text:style-name="P9">For complete installation in addition to the minimal installation install postgresql server (can be done different ways) and the following rpms: tcl, tk, httpd, ncompress, gnuplot, ImageMagick. Example:</text:p>
      <text:p text:style-name="P9">[<text:span text:style-name="T3">root@enmvr026 ~]# yum -y install tcl tk httpd ncompress gnuplot ImageMagick</text:span></text:p>
      <text:p text:style-name="P11">[root@enmvr026 ~]# rpm --force -ivh ftp://ssasrv1/en/slf5x/x86_64/postgresql* </text:p>
      <text:p text:style-name="P10">--force was used to ignore installed postgresql-libs</text:p>
      <text:p text:style-name="P11">[root@enmvr026 ~]# rpm -ih ftp://ssasrv1/en/slf5x/x86_64/compat-postgresql-libs-4-1PGDG.rhel5.x86_64.rpm</text:p>
      <text:p text:style-name="P4"><text:s/></text:p>
      <text:h text:style-name="P51" text:outline-level="3"><text:reference-mark-start text:name="Configuring Enstore"/>Configuring Enstore<text:reference-mark-end text:name="Configuring Enstore"/></text:h>
      <text:p text:style-name="P6"/>
      <text:p text:style-name="P9">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text:p>
      <text:p text:style-name="P9"/>
      <text:h text:style-name="P53" text:outline-level="4">Run-time environment.</text:h>
      <text:p text:style-name="P4"/>
      <text:p text:style-name="P9">Enstore run-time environment can be initially created on Enstore head node and then copied all nodes running enstore servers and movers – all nodes where enstore was installed and will be using this particular enstore instance (site). </text:p>
      <text:h text:style-name="P54" text:outline-level="5"><text:soft-page-break/>Head node</text:h>
      <text:p text:style-name="P9">Assuming that we are configuring the head node, login to head node as user “enstore”. Do the following:</text:p>
      <text:p text:style-name="P9"><text:span text:style-name="T3">[enstore@enmvr026 ~]$ whoami</text:span> </text:p>
      <text:p text:style-name="P9">enstore </text:p>
      <text:p text:style-name="P11">[enstore@enmvr026 ~]$ pwd </text:p>
      <text:p text:style-name="P9">/home/enstore </text:p>
      <text:p text:style-name="P11">[enstore@enmvr026 ~]$ mkdir -p site_specific/config </text:p>
      <text:p text:style-name="P9"><text:span text:style-name="T5">[enstore@enmvr026 ~]$ cp /opt/enstore/site_specific/config/setup-enstore</text:span><text:span text:style-name="T4"> </text:span><text:span text:style-name="T5">site_specific/config</text:span><text:span text:style-name="T3"> </text:span></text:p>
      <text:p text:style-name="P9">Modify the following lines in site_specific/config/setup-enstore:</text:p>
      <text:p text:style-name="P9">export ENSTORE_CONFIG_HOST= <text:s text:c="2"/># put here the name of your head node</text:p>
      <text:p text:style-name="P9">export ENSTORE_CONFIG_FILE= # put here the path for enstore configuration file</text:p>
      <text:p text:style-name="P9">export ENSTORE_MAIL= # put here email address for system administrators</text:p>
      <text:p text:style-name="P9">For particular FNAL enstore instances see <text:a xlink:type="simple" xlink:href="https://plone4.fnal.gov/P0/Enstore_and_Dcache/developers/enstore-developers/enstore-administration/enstore-setup-details/">this</text:a>.</text:p>
      <text:p text:style-name="P9">For more details on enstore configuration file see /opt/enstore/enstore-installation.pdf</text:p>
      <text:p text:style-name="P9"/>
      <text:h text:style-name="P54" text:outline-level="5">Regular node</text:h>
      <text:p text:style-name="P9">If enstore instance has multiple nodes copy enstore configuration from head node to these nodes:</text:p>
      <text:p text:style-name="P25"><text:span text:style-name="T5">[enstore@new_node ~]$ <text:s/>pwd </text:span></text:p>
      <text:p text:style-name="P25">/home/enstore </text:p>
      <text:p text:style-name="P25"><text:span text:style-name="T5">[enstore@new_node ~]$ mkdir -p site_specific/config</text:span></text:p>
      <text:p text:style-name="P25"><text:span text:style-name="T5">[enstore@new_node ~]$ scp gccenmvr16a:site_specific/config/* site_specific/config</text:span></text:p>
      <text:p text:style-name="P9"/>
      <text:h text:style-name="P53" text:outline-level="4">Farmlets</text:h>
      <text:p text:style-name="P25">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More details can be found in /opt/enstore/enstore-installation.pdf.</text:p>
      <text:p text:style-name="P47"><text:span text:style-name="T5"/></text:p>
      <text:h text:style-name="P53" text:outline-level="4"><text:span text:style-name="T5">Name Space</text:span></text:h>
      <text:p text:style-name="P25">Enstore client (encp) uses name space to present files to users. The files are arranged into directories and can be viewed using Unix FS commands such as “ls”, “pwd”. This name space was initially provided by pnfs, replaced later by chimera. <text:s/>Chimera is part of <text:a xlink:type="simple" xlink:href="http://www.dcache.org/">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text:soft-page-break/>on every server in the framework of Screw Driverless Enstore (SDE) project, which requires the similar installation on all Enstore servers to provide easy replacement of the Enstore services in case of failure. <text:s/>Dcache is implemented in java, so install java (for instance):</text:p>
      <text:p text:style-name="P25"><text:span text:style-name="T5">[root@gccenmvr16a]# rpm -ivh </text:span><text:a xlink:type="simple" xlink:href="http://javadl.sun.com/webapps/download/AutoDL?BundleId=78696"><text:span text:style-name="T5">http://javadl.sun.com/webapps/download/AutoDL?BundleId=78696</text:span></text:a></text:p>
      <text:p text:style-name="P25">Install dcache rpm:</text:p>
      <text:p text:style-name="P25">[<text:span text:style-name="T5">root@gccenmvr16a]# rpm -ih http://www.dcache.org/downloads/1.9/repo/2.2/dcache-2.2.15-1.noarch.rp</text:span></text:p>
      <text:p text:style-name="P30">Configure dcache to run name server on gccenmvr16a </text:p>
      <text:p text:style-name="P27">root@gccenmvr16a]# cd /etc/dcache/</text:p>
      <text:p text:style-name="P27">[root@gccenmvr16a]# cp -p dcache.conf dcache.conf.orig</text:p>
      <text:p text:style-name="P27">Modify <text:s/>dcache.conf:</text:p>
      <text:p text:style-name="P23">dcache.layout=${host.name} </text:p>
      <text:p text:style-name="P23">dcache.namespace=chimera </text:p>
      <text:p text:style-name="P23"/>
      <text:p text:style-name="P23">chimera.db.user=enstore </text:p>
      <text:p text:style-name="P23">chimera.db.url=jdbc:postgresql://localhost/chimera?prepareThreshold=3</text:p>
      <text:p text:style-name="P23"/>
      <text:p text:style-name="P23">defaultPnfsServer=gccenmvr16a.fnal.gov</text:p>
      <text:p text:style-name="P23">hsmStorageInfoExtractor=org.dcache.chimera.namespace.ChimeraEnstoreStorageInfoExtractor</text:p>
      <text:p text:style-name="P23">dcache.log.mode=new</text:p>
      <text:p text:style-name="P23">scripts=${dcache.home}/scripts</text:p>
      <text:p text:style-name="P23">scheme=development </text:p>
      <text:p text:style-name="P28">dcache.user=root </text:p>
      <text:p text:style-name="P30">Create layout:</text:p>
      <text:p text:style-name="P27">[root@gccenmvr16a dcache]# cd layouts/</text:p>
      <text:p text:style-name="P30">Create gccenmvr16a.conf:</text:p>
      <text:p text:style-name="P24">[dCacheDomain] </text:p>
      <text:p text:style-name="P24">[dCacheDomain/poolmanager] </text:p>
      <text:p text:style-name="P24">[dCacheDomain/broadcast] </text:p>
      <text:p text:style-name="P24">[dCacheDomain/loginbroker] </text:p>
      <text:p text:style-name="P24">[dCacheDomain/topo] </text:p>
      <text:p text:style-name="P24"/>
      <text:p text:style-name="P24">[namespaceDomain] </text:p>
      <text:p text:style-name="P24">dcache.java.memory.heap=2048m </text:p>
      <text:p text:style-name="P24">dcache.java.memory.direct=2048m </text:p>
      <text:p text:style-name="P24">[namespaceDomain/pnfsmanager] </text:p>
      <text:p text:style-name="P24">pnfsVerifyAllLookups=true </text:p>
      <text:p text:style-name="P24">[namespaceDomain/cleaner] </text:p>
      <text:p text:style-name="P24"/>
      <text:p text:style-name="P24">[nfsDomain] </text:p>
      <text:p text:style-name="P24">dcache.java.memory.heap=2048m </text:p>
      <text:p text:style-name="P24"><text:soft-page-break/>dcache.java.memory.direct=2048m </text:p>
      <text:p text:style-name="P24">[nfsDomain/nfsv41] </text:p>
      <text:p text:style-name="P24">cell.name=NFS-${host.name} </text:p>
      <text:p text:style-name="P24">nfs.v3=true </text:p>
      <text:p text:style-name="P24">nfs.domain=fnal.gov </text:p>
      <text:p text:style-name="P24">nfs.idmap.legacy=true </text:p>
      <text:p text:style-name="P24"/>
      <text:p text:style-name="P24">[dirDomain] </text:p>
      <text:p text:style-name="P24">[dirDomain/dir] </text:p>
      <text:p text:style-name="P24"/>
      <text:p text:style-name="P28">Create DB directory (this must be on a separate large disk – external RAID):</text:p>
      <text:p text:style-name="P28">as “root”</text:p>
      <text:p text:style-name="P27">[root@gccenmvr16a]# mkdir /chimera</text:p>
      <text:p text:style-name="P27">[root@gccenmvr16a]# chown enstore.enstore /chimera</text:p>
      <text:p text:style-name="P28">as “enstore”</text:p>
      <text:p text:style-name="P27">[enstore@gccenmvr16a ~]$ /usr/pgsql-9.2/bin/initdb -D /chimera </text:p>
      <text:p text:style-name="P28"/>
      <text:p text:style-name="P25">as “root”</text:p>
      <text:p text:style-name="P31">[root@gccenmvr16a]# service postgresql-9.2 start </text:p>
      <text:p text:style-name="P25">Starting postgresql-9.2 service: <text:s text:c="26"/>[ <text:s/>OK <text:s/>] </text:p>
      <text:p text:style-name="P31">[root@gccenmvr16a]# createdb -U enstore chimera</text:p>
      <text:p text:style-name="P25">Add line to /etc/fstab:</text:p>
      <text:p text:style-name="P26">localhost:/ /pnfs/fs <text:s text:c="3"/>nfs <text:s/>sync,rsize=4096,wsize=4096,user,intr,bg,hard,rw,noac,vers=3,nolock <text:s text:c="4"/>0 <text:s text:c="6"/>0</text:p>
      <text:p text:style-name="P26">Add lines to /etc/export (it must be later extended with names of client machines):</text:p>
      <text:p text:style-name="P29">[root@gccenmvr16a]# echo "/ localhost(rw,no_root_squash)" &gt;&gt; /etc/exports</text:p>
      <text:p text:style-name="P29">[root@gccenmvr16a]# echo "/pnfs/fs localhost(rw,no_root_squash)" &gt;&gt; /etc/exports</text:p>
      <text:p text:style-name="P26">Create /pnfs/fs:</text:p>
      <text:p text:style-name="P27">[root@gccenmvr16a]# mkdir -p /pnfs/fs</text:p>
      <text:p text:style-name="P30">Start chimera server</text:p>
      <text:p text:style-name="P27">[root@gccenmvr16a pgsql]# chkconfig --add dcache-server</text:p>
      <text:p text:style-name="P27">[root@gccenmvr16a pgsql]# chkconfig dcache-server on</text:p>
      <text:p text:style-name="P27">[root@gccenmvr16a pgsql]# service dcache-server start</text:p>
      <text:p text:style-name="P25">Mount /pnfs/fs:</text:p>
      <text:p text:style-name="P27">[root@gccenmvr16a]# mount /pnfs/fs</text:p>
      <text:p text:style-name="P25">Check that chimera works:</text:p>
      <text:p text:style-name="P27">[root@gccenmvr16a pgsql]# mkdir -p /pnfs/fs/usr/demo_test</text:p>
      <text:p text:style-name="P27">[root@gccenmvr16a pgsql]# touch /pnfs/fs/usr/demo_test/aaa</text:p>
      <text:p text:style-name="P27">[root@gccenmvr16a pgsql]# ls /pnfs/fs/usr/demo_test </text:p>
      <text:p text:style-name="P25">aaa</text:p>
      <text:p text:style-name="P25"/>
      <text:h text:style-name="P51" text:outline-level="3">Finishing installation and configuration</text:h>
      <text:p text:style-name="P9">After enstore was installed and configured start enstore configuration server. This is <text:soft-page-break/>needed to install and configure:</text:p>
      <text:list xml:id="list1017583876" text:style-name="L12">
        <text:list-item>
          <text:p text:style-name="P34">enstore web site</text:p>
        </text:list-item>
        <text:list-item>
          <text:p text:style-name="P34">enstore cron jobs</text:p>
        </text:list-item>
        <text:list-item>
          <text:p text:style-name="P34">enstore databases</text:p>
          <text:p text:style-name="P22">To start enstore configuration server login to enstore head node as user “enstore” and do the following:</text:p>
          <text:p text:style-name="P20">[enstore@enmvr026 ~]$ enstore start --just config</text:p>
        </text:list-item>
      </text:list>
      <text:p text:style-name="P9">Checking configuration_server.</text:p>
      <text:p text:style-name="P9">Starting configuration_server</text:p>
      <text:p text:style-name="P11">[enstore@enmvr026 ~]$ enstore conf –show</text:p>
      <text:p text:style-name="P9">This command will output the enstore configuration described in $ENSTORE_CONFIG_FILE. <text:s/></text:p>
      <text:p text:style-name="P9"><text:span text:style-name="T8">Note!!! All enstore commands have –help option. If you do not know what can be done just type </text:span><text:span text:style-name="T2">enstore</text:span><text:span text:style-name="T8"> <text:s/>and investigate what options are available. Also refer to “Enstore Admin Guide” (can be found in /opt/enstore/doc/guides/Enstore_Administrator_Guide.pdf)</text:span></text:p>
      <text:list xml:id="list51733592" text:continue-numbering="true" text:style-name="L12">
        <text:list-header>
          <text:p text:style-name="P22"/>
        </text:list-header>
      </text:list>
      <text:h text:style-name="P53" text:outline-level="4">Enstore web site</text:h>
      <text:p text:style-name="P25">After enstore was installed and configuration server started install enstore web site:</text:p>
      <text:p text:style-name="P27">[root@gccenmvr16a ]# /opt/enstore/sbin/install_enstore_html </text:p>
      <text:p text:style-name="P27"><text:span text:style-name="T6">After this step you should be able to access the following web site:</text:span></text:p>
      <text:p text:style-name="P27"><text:span text:style-name="T7">http://www.the_host/enstore/</text:span></text:p>
      <text:p text:style-name="P9"><text:span text:style-name="T6">where the_host is the name of the enstore head node as defined in enstore configuration file. In this particular case it is gccenmvr16a.fnal.gov. Not all web pages are available yet, as they get produced by running enstore servers. </text:span></text:p>
      <text:p text:style-name="P9"><text:span text:style-name="T6"/></text:p>
      <text:h text:style-name="P53" text:outline-level="4">Enstore databases</text:h>
      <text:p text:style-name="P17">Enstore has 3 databases: file/volume, accounting, and drivestat.</text:p>
      <text:list xml:id="list1564817763" text:style-name="L22">
        <text:list-item>
          <text:p text:style-name="P16">enstoredb - file/volume database contains information about all files written to enstore and all volumes (tapes) defined in enstore</text:p>
        </text:list-item>
        <text:list-item>
          <text:p text:style-name="P16">accounting -contains information about all successful and failed data transfers</text:p>
        </text:list-item>
        <text:list-item>
          <text:p text:style-name="P16">drivestat database contains information about tape drives configured in the system</text:p>
        </text:list-item>
      </text:list>
      <text:p text:style-name="P13">There is one more database (operation), which is used only at FNAL. All these <text:s/>databases can be served by separate DB servers or just by one (this is defined in enstore configuration file). Install PosrgresQL on the server(s) defined in the enstore 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9"><text:soft-page-break/></text:p>
      <text:p text:style-name="P9">Described here installation procedure is based on the assumption that the installation starts on the node where <text:span text:style-name="T1">enstore configuration server</text:span> will run – enstore head node.</text:p>
      <text:list xml:id="list779911385" text:style-name="L18">
        <text:list-item>
          <text:p text:style-name="P35">enstoredb</text:p>
          <text:p text:style-name="P35">check what node enstoredb will be running on:</text:p>
        </text:list-item>
      </text:list>
      <text:p text:style-name="P36">[enstore@enmvr026 ~]$ enstore conf --show database</text:p>
      <text:p text:style-name="P33">{'db_dir': '/diskb/enstore/enstore-db-backup',</text:p>
      <text:p text:style-name="P33"><text:s/>'db_host': 'enmvr026.fnal.gov',</text:p>
      <text:p text:style-name="P33"><text:s/>'db_port': 8888,</text:p>
      <text:p text:style-name="P33"><text:s/>'dbarea': '/diskb/enstore/enstore-db',</text:p>
      <text:p text:style-name="P33"><text:s/>'dbhost': 'enmvr026.fnal.gov',</text:p>
      <text:p text:style-name="P33"><text:s/>'dbname': 'enstoredb',</text:p>
      <text:p text:style-name="P33"><text:s/>'dbport': 8888,</text:p>
      <text:p text:style-name="P33"><text:s/>'dbserverowner': 'products',</text:p>
      <text:p text:style-name="P33"><text:s/>'dbuser': 'enstore',</text:p>
      <text:p text:style-name="P33"><text:s/>'jou_dir': '/diskb/enstore/enstore-journal',</text:p>
      <text:p text:style-name="P33"><text:s/>'status': ('ok', None)}</text:p>
      <text:p text:style-name="P33">According to the output enstoredb will be running on host <text:s/>enmvr026.fnal.gov The following needs to be done as user “root” with enstore environment (which can be done by sourcing ~enstore/site_specific/config/setup-enstore for instance).</text:p>
      <text:p text:style-name="P33">Create and start enstoredb:</text:p>
      <text:p text:style-name="P44">[root@enmvr026]# python $ENSTORE_DIR/sbin/create_database.py enstoredb</text:p>
      <text:p text:style-name="P33"/>
      <text:p text:style-name="P33">Update DB :</text:p>
      <text:p text:style-name="P44">[root@enmvr026]# python $ENSTORE_DIR/sbin/update_database_schema.py enstoredb</text:p>
      <text:p text:style-name="P6">2013-08-22 13:53:40 : Executing command downloadXml --dbms=postgres --host=enmvr026.fnal.gov --dbname=enstoredb --port=8888 --user=enstore</text:p>
      <text:p text:style-name="P6">diffxml2ddl --dbms=postgres /opt/enstore/databases/schemas/xml/enstoredb.xml schema.xml &gt; enstoredb_diff_tmp.sql </text:p>
      <text:p text:style-name="P6">2013-08-22 13:53:40 : successfully created diff DDL file: enstoredb_update.sql</text:p>
      <text:p text:style-name="P6">2013-08-22 13:53:40 : examine the content of this file</text:p>
      <text:p text:style-name="P6">2013-08-22 13:53:40 : after that apply to database like so:</text:p>
      <text:p text:style-name="P6">2013-08-22 13:53:40 : psql -h enmvr026.fnal.gov -p 8888 -U enstore enstoredb -f enstoredb_update.sql</text:p>
      <text:p text:style-name="P44">[root@enmvr026]# psql -h enmvr026.fnal.gov -p 8888 -U enstore enstoredb -f enstoredb_update.sql</text:p>
      <text:p text:style-name="P6"/>
      <text:p text:style-name="P9">For accounting, drivestat, operation (just FNAL) repeat steps done for enstoredb, replacing “enstoredb” with “ accounting”, “drivestat”, “operation”.</text:p>
      <text:p text:style-name="P9"/>
      <text:h text:style-name="P53" text:outline-level="4">Enstore cron jobs</text:h>
      <text:p text:style-name="P9">Install cron jobs defined in enstore configuration file (this must be done on each node in enstore configuration):</text:p>
      <text:p text:style-name="P9"><text:soft-page-break/><text:span text:style-name="T5">[root@enmvr026]# $ENSTORE_DIR/tools/install_crons.py</text:span></text:p>
      <text:p text:style-name="P9"><text:span text:style-name="T5"/></text:p>
      <text:h text:style-name="P51" text:outline-level="3"><text:span text:style-name="T5">Starting, restarting and stopping enstore</text:span></text:h>
      <text:list xml:id="list1266283733" text:style-name="L19">
        <text:list-header>
          <text:p text:style-name="P43"/>
        </text:list-header>
      </text:list>
      <text:p text:style-name="P45"/>
      <text:p text:style-name="P48">As described in “ <text:reference-ref text:reference-format="text" text:ref-name="Configuring Enstore">Configuring Enstore</text:reference-ref>“ Enstore starts automatically on boot on each Enstore machine, but they need to get (re)booted in a certain order:</text:p>
      <text:list xml:id="list622866638" text:style-name="L21">
        <text:list-item>
          <text:p text:style-name="P38">Head node.</text:p>
        </text:list-item>
        <text:list-item>
          <text:p text:style-name="P38">Rest of servers.</text:p>
        </text:list-item>
        <text:list-item>
          <text:p text:style-name="P38">Movers.</text:p>
        </text:list-item>
      </text:list>
      <text:p text:style-name="P48">Enstore can also be started, restarted, or stopped by corresponding enstore command in two different ways (NOTE! You must be user “enstore”!):</text:p>
      <text:list xml:id="list762479256" text:style-name="L20">
        <text:list-item>
          <text:p text:style-name="P37">Locally on each enstore server:</text:p>
          <text:p text:style-name="P40">[enstore@enmvr026 ~]$ enstore start</text:p>
          <text:p text:style-name="P37">Outputs actions (if no output there is nothing to start on this node).</text:p>
          <text:list>
            <text:list-header>
              <text:p text:style-name="P46"/>
            </text:list-header>
          </text:list>
        </text:list-item>
        <text:list-item>
          <text:p text:style-name="P37">Remotely on a selected server, group of servers or the whole set of servers. This command uses farmlets:</text:p>
          <text:p text:style-name="P39">[enstore@gccenmvr16a ~]$ enstore Estart</text:p>
          <text:p text:style-name="P37">This command starts enstore on all nodes in the order, defined in farmlet “enstore”</text:p>
          <text:p text:style-name="P39">[enstore@gccenmvr16a ~]$ enstore Estart servers</text:p>
          <text:p text:style-name="P41">This command starts enstore on all nodes in the order, defined in farmlet “servers”</text:p>
        </text:list-item>
      </text:list>
      <text:p text:style-name="P48"/>
      <text:p text:style-name="P48">To check what enstore related processes are running you can use the following commands:</text:p>
      <text:p text:style-name="P48">EPS – to see what entsore related processes run locally</text:p>
      <text:p text:style-name="P48">enstore EPS - to see what entsore related processes run on all enstore nodes</text:p>
      <text:p text:style-name="P48">enstore EPS servers - to see what entsore related processes run on servers defined in farmlet “servers”.</text:p>
      <text:p text:style-name="P49"/>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DiamondEnd_20_5" draw:display-name="msArrowDiamondEnd 5" svg:viewBox="0 0 210 210" svg:d="m105 0 105 105-105 105-105-105z"/>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8</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7</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01-10T15:15:59</meta:creation-date>
    <dc:creator>Alexander Moibenko</dc:creator>
    <dc:date>2013-08-23T11:24:40</dc:date>
    <meta:print-date>2008-01-16T13:46:41</meta:print-date>
    <meta:editing-cycles>494</meta:editing-cycles>
    <meta:editing-duration>P21DT8H29M48S</meta:editing-duration>
    <meta:document-statistic meta:table-count="2" meta:image-count="0" meta:object-count="0" meta:page-count="8" meta:paragraph-count="205" meta:word-count="1852" meta:character-count="14400" meta:non-whitespace-character-count="12654"/>
    <meta:user-defined meta:name="Info 1"/>
    <meta:user-defined meta:name="Info 2"/>
    <meta:user-defined meta:name="Info 3"/>
    <meta:user-defined meta:name="Info 4"/>
  </office:meta>
</office:document-meta>
</file>